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mpilerAdapter.assumeJava16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mpilerAdapter.getBootClass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mpilerAdapter.logAndAddFilesToCompile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CompilerAdapter.assumeJava13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mpilerAdapter.setJavac( Javac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CompilerAdapter.getNoDebugArg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executeExternalCompile( String [ ] args , int firstFileName , boolean quoteFil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DefaultCompilerAdapter.getCompileClasspath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CompilerAdapter.setupModernJavacCommandlineSwitches( Commandline cm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efaultCompilerAdapter.setupJavacCommand( boolean debugLevel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mpilerAdapter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assumeJava14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mpilerAdapter.assumeJava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setupJavacCommandlineSwitches( Commandline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getJav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setupModernJavac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CompilerAdapter.setupJavac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assumeJava15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CompilerAdapter.addCurrentCompilerArgs( Commandline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addExtdirsTo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executeExternalCompile( String [ ] args , int firs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mpilerAdapter.setupJavacCommandlineSwitches( Commandline cmd , boolean useDebugLevel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DefaultCompilerAdapter.assumeJava12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